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7cm" fo:min-width="3.591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7cm" fo:min-width="3.592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draw:stroke="solid" draw:stroke-dash="_32__20_Dots_20_1_20_Dash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8cm" fo:min-width="7.592cm" fo:padding-top="0.175cm" fo:padding-bottom="0.175cm" fo:padding-left="0.3cm" fo:padding-right="0.3cm"/>
      <style:paragraph-properties style:writing-mode="lr-tb"/>
    </style:style>
    <style:style style:name="gr4" style:family="graphic" style:parent-style-name="standard">
      <style:graphic-properties draw:stroke="solid" draw:stroke-dash="_32__20_Dots_20_1_20_Dash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8cm" fo:min-width="7.492cm" fo:padding-top="0.175cm" fo:padding-bottom="0.175cm" fo:padding-left="0.3cm" fo:padding-right="0.3cm"/>
      <style:paragraph-properties style:writing-mode="lr-tb"/>
    </style:style>
    <style:style style:name="gr5" style:family="graphic" style:parent-style-name="objectwithoutfill">
      <style:graphic-properties svg:stroke-width="0.1cm" svg:stroke-color="#00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draw:stroke-dash="_32__20_Dots_20_1_20_Dash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8cm" fo:min-width="5.338cm" fo:padding-top="0.175cm" fo:padding-bottom="0.175cm" fo:padding-left="0.3cm" fo:padding-right="0.3cm"/>
      <style:paragraph-properties style:writing-mode="lr-tb"/>
    </style:style>
    <style:style style:name="gr7" style:family="graphic" style:parent-style-name="standard">
      <style:graphic-properties draw:stroke="dash" draw:stroke-dash="_32__20_Dots_20_1_20_Dash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7cm" fo:min-width="7.085cm" fo:padding-top="0.175cm" fo:padding-bottom="0.175cm" fo:padding-left="0.3cm" fo:padding-right="0.3cm"/>
      <style:paragraph-properties style:writing-mode="lr-tb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="solid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/>
      <style:paragraph-properties fo:text-align="center"/>
      <style:text-properties style:text-underline-style="non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3" draw:id="id3" draw:layer="layout" svg:width="4.191cm" svg:height="1.787cm" svg:x="5.501cm" svg:y="1.5cm">
          <text:p text:style-name="P1"><text:span text:style-name="T1">INIC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192cm" svg:height="1.787cm" svg:x="5.8cm" svg:y="21.213cm">
          <text:p text:style-name="P1"><text:span text:style-name="T1">F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" draw:id="id2" draw:layer="layout" svg:width="8.192cm" svg:height="1.788cm" svg:x="3.5cm" svg:y="8.102cm">
          <text:p text:style-name="P1"><text:span text:style-name="T1">In</text:span><text:span text:style-name="T1">vi</text:span><text:span text:style-name="T1">ta</text:span><text:span text:style-name="T1">r </text:span><text:span text:style-name="T1">a </text:span><text:span text:style-name="T1">la </text:span><text:span text:style-name="T1">ju</text:span><text:span text:style-name="T1">g</text:span><text:span text:style-name="T1">a</text:span><text:span text:style-name="T1">d</text:span><text:span text:style-name="T1">o</text:span><text:span text:style-name="T1">ra </text:span></text:p>
          <text:p text:style-name="P1"><text:span text:style-name="T1">a </text:span><text:span text:style-name="T1">a</text:span><text:span text:style-name="T1">di</text:span><text:span text:style-name="T1">vi</text:span><text:span text:style-name="T1">n</text:span><text:span text:style-name="T1">ar </text:span><text:span text:style-name="T1">u</text:span><text:span text:style-name="T1">n</text:span><text:span text:style-name="T1">a </text:span><text:span text:style-name="T1">le</text:span><text:span text:style-name="T1">tr</text:span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" draw:id="id1" draw:layer="layout" svg:width="8.092cm" svg:height="1.788cm" svg:x="3.55cm" svg:y="4.634cm">
          <text:p text:style-name="P1"><text:span text:style-name="T1">Generar una </text:span></text:p>
          <text:p text:style-name="P1"><text:span text:style-name="T1">palabra secre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7.596cm" svg:y1="6.422cm" svg:x2="7.596cm" svg:y2="8.102cm" draw:start-shape="id1" draw:start-glue-point="2" draw:end-shape="id2" draw:end-glue-point="0" svg:d="M7596 6422v1680" svg:viewBox="0 0 1 1681">
          <text:p/>
        </draw:connector>
        <draw:connector draw:style-name="gr5" draw:text-style-name="P3" draw:layer="layout" draw:type="line" svg:x1="7.596cm" svg:y1="3.287cm" svg:x2="7.596cm" svg:y2="4.634cm" draw:start-shape="id3" draw:start-glue-point="2" draw:end-shape="id1" draw:end-glue-point="0" svg:d="M7596 3287v1347" svg:viewBox="0 0 1 1348">
          <text:p/>
        </draw:connector>
        <draw:custom-shape draw:style-name="gr6" draw:text-style-name="P2" xml:id="id4" draw:id="id4" draw:layer="layout" svg:width="5.938cm" svg:height="1.788cm" svg:x="1.3cm" svg:y="11.67cm">
          <text:p text:style-name="P1"><text:span text:style-name="T1">La letra está en la </text:span></text:p>
          <text:p text:style-name="P1"><text:span text:style-name="T1">palabra secre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5" draw:id="id5" draw:layer="layout" svg:width="5.938cm" svg:height="1.788cm" svg:x="8.374cm" svg:y="11.67cm">
          <text:p text:style-name="P1"><text:span text:style-name="T1">La letra no está en </text:span></text:p>
          <text:p text:style-name="P1"><text:span text:style-name="T1">la palabra secreta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.596cm" svg:y1="9.89cm" svg:x2="4.269cm" svg:y2="11.67cm" draw:start-shape="id2" draw:start-glue-point="2" draw:end-shape="id4" draw:end-glue-point="0" svg:d="M7596 9890l-3327 1780" svg:viewBox="0 0 3328 1781">
          <text:p/>
        </draw:connector>
        <draw:connector draw:style-name="gr5" draw:text-style-name="P3" draw:layer="layout" draw:type="line" svg:x1="7.596cm" svg:y1="9.89cm" svg:x2="11.343cm" svg:y2="11.67cm" draw:start-shape="id2" draw:start-glue-point="2" draw:end-shape="id5" draw:end-glue-point="0" svg:d="M7596 9890l3747 1780" svg:viewBox="0 0 3748 1781">
          <text:p/>
        </draw:connector>
        <draw:custom-shape draw:style-name="gr6" draw:text-style-name="P2" xml:id="id6" draw:id="id6" draw:layer="layout" svg:width="5.938cm" svg:height="1.788cm" svg:x="1.3cm" svg:y="14.688cm">
          <text:p text:style-name="P1"><text:span text:style-name="T1">Ha adivinado todas</text:span></text:p>
          <text:p text:style-name="P1"><text:span text:style-name="T1">las letras y gan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7" draw:id="id7" draw:layer="layout" svg:width="5.938cm" svg:height="1.788cm" svg:x="8.374cm" svg:y="14.688cm">
          <text:p text:style-name="P1"><text:span text:style-name="T1">Ha agotado los </text:span></text:p>
          <text:p text:style-name="P1"><text:span text:style-name="T1">intentos y pierde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.269cm" svg:y1="13.458cm" svg:x2="4.269cm" svg:y2="14.688cm" draw:end-shape="id6" draw:end-glue-point="0" svg:d="M4269 13458v1230" svg:viewBox="0 0 1 1231">
          <text:p/>
        </draw:connector>
        <draw:connector draw:style-name="gr5" draw:text-style-name="P3" draw:layer="layout" draw:type="line" svg:x1="11.343cm" svg:y1="13.458cm" svg:x2="11.343cm" svg:y2="14.688cm" draw:end-shape="id7" draw:end-glue-point="0" svg:d="M11343 13458v1230" svg:viewBox="0 0 1 1231">
          <text:p/>
        </draw:connector>
        <draw:custom-shape draw:style-name="gr7" draw:text-style-name="P2" xml:id="id8" draw:id="id8" draw:layer="layout" svg:width="7.685cm" svg:height="1.787cm" svg:x="4.007cm" svg:y="18.083cm">
          <text:p text:style-name="P1"><text:span text:style-name="T1">Pregunta a jugadora si </text:span></text:p>
          <text:p text:style-name="P1"><text:span text:style-name="T1">quiere jugar de nuev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4.269cm" svg:y1="16.576cm" svg:x2="7.849cm" svg:y2="18.083cm" draw:end-shape="id8" draw:end-glue-point="0" svg:d="M4269 16576l3580 1507" svg:viewBox="0 0 3581 1508">
          <text:p/>
        </draw:connector>
        <draw:connector draw:style-name="gr5" draw:text-style-name="P3" draw:layer="layout" draw:type="line" svg:x1="11.343cm" svg:y1="16.576cm" svg:x2="7.849cm" svg:y2="18.083cm" draw:end-shape="id8" draw:end-glue-point="0" svg:d="M11343 16576l-3494 1507" svg:viewBox="0 0 3495 1508">
          <text:p/>
        </draw:connector>
        <draw:connector draw:style-name="gr5" draw:text-style-name="P3" draw:layer="layout" draw:type="line" svg:x1="7.85cm" svg:y1="19.946cm" svg:x2="7.851cm" svg:y2="21.289cm" svg:d="M7850 19946l1 1343" svg:viewBox="0 0 2 1344">
          <text:p/>
        </draw:connector>
        <draw:connector draw:style-name="gr5" draw:text-style-name="P4" draw:layer="layout" draw:line-skew="5.359cm" svg:x1="11.692cm" svg:y1="18.976cm" svg:x2="11.642cm" svg:y2="5.528cm" draw:start-shape="id8" draw:start-glue-point="1" draw:end-shape="id1" draw:end-glue-point="1" svg:d="M11692 18976h5908v-13448h-5958" svg:viewBox="0 0 5959 1344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ime Gutierrez</meta:initial-creator>
    <meta:creation-date>2020-04-08T09:21:37.871442387</meta:creation-date>
    <dc:date>2020-04-09T10:53:44.763167384</dc:date>
    <dc:creator>Jaime Gutierrez</dc:creator>
    <meta:editing-duration>PT24M4S</meta:editing-duration>
    <meta:editing-cycles>7</meta:editing-cycles>
    <meta:generator>LibreOffice/6.4.2.2$Linux_X86_64 LibreOffice_project/40$Build-2</meta:generator>
    <meta:document-statistic meta:object-count="19"/>
  </office:meta>
</office:document-meta>
</file>